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/>
      <text:p text:style-name="Normal"><text:span text:style-name="T2">Dees is een t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dis engelen</meta:initial-creator>
    <dc:creator>sandis engelen</dc:creator>
    <meta:creation-date>2018-11-08T09:47:00Z</meta:creation-date>
    <dc:date>2018-11-08T09:47:00Z</dc: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